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ision - WordPresstema för småföretag</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p text:style-name="Text_20_body">Webbutvecklaren</text:p>
      <text:p text:style-name="Text_20_body">Webbutvecklarens kunder</text:p>
      <text:p text:style-name="Text_20_body">Kundernas kunder</text:p>
      <text:p text:style-name="Standard"/>
      <text:h text:style-name="Heading_20_3" text:outline-level="3">Intressenter</text:h>
      <text:p text:style-name="Text_20_body">Befintliga kunder</text:p>
      <text:p text:style-name="Text_20_body">Destination Funäsfjällen</text:p>
      <text:p text:style-name="Text_20_body">WordPress</text:p>
      <text:p text:style-name="Text_20_body">Webbutvecklare</text:p>
      <text:p text:style-name="Text_20_body">Webbadministratörer</text:p>
      <text:p text:style-name="Text_20_body"/>
      <text:h text:style-name="Heading_20_2" text:outline-level="2">Liknande system</text:h>
      <text:p text:style-name="Text_20_body">Andra WordPressteman</text:p>
      <text:p text:style-name="Text_20_body">Syftet är inte att konkurrera utan att vara ett verktyg för utvecklaren så att denne kan fokusera på annat.</text:p>
      <text:p text:style-name="Text_20_body">Konkurrenter i närområdet.</text:p>
      <text:h text:style-name="Heading_20_3" text:outline-level="3">Baskrav</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3T13:59:19</dc:date>
    <meta:editing-duration>PT2H31M51S</meta:editing-duration>
    <meta:editing-cycles>27</meta:editing-cycles>
    <meta:generator>OpenOffice.org/3.4.1$Unix OpenOffice.org_project/341m1$Build-9593</meta:generator>
    <meta:document-statistic meta:table-count="0" meta:image-count="0" meta:object-count="0" meta:page-count="1" meta:paragraph-count="20" meta:word-count="193" meta:character-count="1358"/>
  </office:meta>
</office:document-meta>
</file>